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2046.880855" calcext:value-type="float">
            <text:p>12046.880855</text:p>
          </table:table-cell>
          <table:table-cell table:style-name="Default" table:formula="of:=[.H2]/24/365" office:value-type="float" office:value="1.37521470947489" calcext:value-type="float">
            <text:p>1.37521470947489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7.69861" calcext:value-type="float">
            <text:p>37.69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9.19278" calcext:value-type="float">
            <text:p>39.19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37.67083" calcext:value-type="float">
            <text:p>37.67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BUGGED</text:p>
          </table:table-cell>
          <table:table-cell office:value-type="float" office:value="45.55194" calcext:value-type="float">
            <text:p>45.55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24/11/21 – 10:5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0:33:49.554529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29T11:37:32.088409615</dc:date>
    <meta:editing-duration>P5DT9H35M42S</meta:editing-duration>
    <meta:editing-cycles>187</meta:editing-cycles>
    <meta:document-statistic meta:table-count="1" meta:cell-count="3322" meta:object-count="0"/>
  </office:meta>
</office:document-meta>
</file>